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2.385cm" fo:min-width="2.60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.56cm" fo:min-width="1.303cm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.029cm" fo:min-width="0.77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.028cm" fo:min-width="0.77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00000" draw:opacity="20%" draw:textarea-horizontal-align="justify" draw:textarea-vertical-align="middle" draw:auto-grow-height="false" fo:min-height="1.03cm" fo:min-width="0.77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.526cm" fo:min-width="1.26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000000" draw:opacity="10%" draw:textarea-vertical-align="middle" draw:auto-grow-height="false" fo:min-height="0.354cm" fo:min-width="0.1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draw:fill="solid" draw:fill-color="#000000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Arrow" draw:marker-start-width="0.252cm" draw:marker-end="Arrow" draw:marker-end-width="0.252cm" draw:fill="solid" draw:fill-color="#000000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 draw:opacity="10%"/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style:text-position="0% 100%"/>
    </style:style>
    <style:style style:name="P4" style:family="paragraph">
      <loext:graphic-properties draw:fill="solid" draw:fill-color="#000000" draw:opacity="10%"/>
      <style:paragraph-properties fo:text-align="center"/>
      <style:text-properties fo:color="#000000" style:text-position="0% 100%"/>
    </style:style>
    <style:style style:name="P5" style:family="paragraph">
      <loext:graphic-properties draw:fill="solid" draw:fill-color="#000000" draw:opacity="20%"/>
      <style:paragraph-properties fo:text-align="center"/>
      <style:text-properties fo:color="#000000"/>
    </style:style>
    <style:style style:name="P6" style:family="paragraph">
      <loext:graphic-properties draw:fill="solid" draw:fill-color="#000000"/>
      <style:paragraph-properties fo:text-align="center"/>
      <style:text-properties fo:color="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09cm" svg:height="12.669cm" svg:x="16.116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03cm" svg:height="1.81cm" svg:x="2.794cm" svg:y="4.28cm">
          <text:p text:style-name="P2">b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03cm" svg:height="1.81cm" svg:x="5.773cm" svg:y="4.28cm">
          <text:p text:style-name="P2">b<text:span text:style-name="T1">n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03cm" svg:height="1.81cm" svg:x="8.715cm" svg:y="4.28cm">
          <text:p text:style-name="P2">b<text:span text:style-name="T1">n-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15cm" svg:y1="5.185cm" svg:x2="12.595cm" svg:y2="5.185cm">
          <text:p/>
        </draw:line>
        <draw:custom-shape draw:style-name="gr2" draw:text-style-name="P1" draw:layer="layout" svg:width="1.803cm" svg:height="1.81cm" svg:x="13.156cm" svg:y="4.28cm">
          <text:p text:style-name="P2">b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803cm" svg:height="1.807cm" svg:x="23.666cm" svg:y="3.556cm">
          <text:p text:style-name="P2"><text:span text:style-name="T2">t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.803cm" svg:height="1.806cm" svg:x="23.666cm" svg:y="7.196cm">
          <text:p text:style-name="P2"><text:span text:style-name="T2">t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803cm" svg:height="1.807cm" svg:x="23.666cm" svg:y="10.799cm">
          <text:p text:style-name="P2">t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1.803cm" svg:height="1.807cm" svg:x="23.666cm" svg:y="16.227cm">
          <text:p text:style-name="P3"><text:span text:style-name="T2">t</text:span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.406cm" svg:y1="15.32cm" svg:x2="24.406cm" svg:y2="13.51cm">
          <text:p/>
        </draw:line>
        <draw:custom-shape draw:style-name="gr6" draw:text-style-name="P5" xml:id="id3" draw:id="id3" draw:layer="layout" svg:width="1.803cm" svg:height="1.81cm" svg:x="16.769cm" svg:y="9.709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1.803cm" svg:height="1.81cm" svg:x="12.767cm" svg:y="11.509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14.636cm" svg:y1="5.185cm" svg:x2="16.116cm" svg:y2="5.185cm">
          <text:p/>
        </draw:line>
        <draw:line draw:style-name="gr8" draw:text-style-name="P6" draw:layer="layout" svg:x1="16.114cm" svg:y1="12.427cm" svg:x2="14.587cm" svg:y2="12.427cm">
          <text:p/>
        </draw:line>
        <draw:custom-shape draw:style-name="gr9" draw:text-style-name="P1" xml:id="id2" draw:id="id2" draw:layer="layout" svg:width="1.803cm" svg:height="1.81cm" svg:x="9.382cm" svg:y="11.514cm">
          <text:p text:style-name="P2">R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6" draw:layer="layout" svg:x1="12.767cm" svg:y1="12.414cm" svg:x2="11.185cm" svg:y2="12.419cm" draw:start-shape="id1" draw:start-glue-point="3" draw:end-shape="id2" draw:end-glue-point="1" svg:d="M12767 12414h-791v5h-791" svg:viewBox="0 0 1583 6">
          <text:p/>
        </draw:connector>
        <draw:connector draw:style-name="gr11" draw:text-style-name="P6" draw:layer="layout" draw:type="lines" svg:x1="18.572cm" svg:y1="10.614cm" svg:x2="23.666cm" svg:y2="4.459cm" draw:start-shape="id3" draw:start-glue-point="10" draw:end-shape="id4" draw:end-glue-point="6" svg:d="M18572 10614h518l4057-6155h519" svg:viewBox="0 0 5095 6156">
          <text:p/>
        </draw:connector>
        <draw:connector draw:style-name="gr11" draw:text-style-name="P6" draw:layer="layout" draw:type="lines" svg:x1="18.572cm" svg:y1="10.614cm" svg:x2="23.666cm" svg:y2="8.099cm" draw:start-shape="id3" draw:start-glue-point="10" draw:end-shape="id5" draw:end-glue-point="6" svg:d="M18572 10614h518l4057-2515h519" svg:viewBox="0 0 5095 2516">
          <text:p/>
        </draw:connector>
        <draw:connector draw:style-name="gr11" draw:text-style-name="P6" draw:layer="layout" draw:type="lines" svg:x1="18.572cm" svg:y1="10.614cm" svg:x2="23.666cm" svg:y2="11.702cm" draw:start-shape="id3" draw:start-glue-point="10" draw:end-shape="id6" draw:end-glue-point="6" svg:d="M18572 10614h518l4057 1088h519" svg:viewBox="0 0 5095 1089">
          <text:p/>
        </draw:connector>
        <draw:connector draw:style-name="gr11" draw:text-style-name="P6" draw:layer="layout" draw:type="lines" svg:x1="18.572cm" svg:y1="10.614cm" svg:x2="23.666cm" svg:y2="17.13cm" draw:start-shape="id3" draw:start-glue-point="10" draw:end-shape="id7" draw:end-glue-point="6" svg:d="M18572 10614h518l4057 6516h519" svg:viewBox="0 0 5095 6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22:09:24.250074377</meta:creation-date>
    <dc:date>2019-06-23T22:46:46.904047892</dc:date>
    <meta:editing-duration>PT25M59S</meta:editing-duration>
    <meta:editing-cycles>8</meta:editing-cycles>
    <meta:generator>LibreOffice/5.2.7.2$Linux_X86_64 LibreOffice_project/20m0$Build-2</meta:generator>
    <meta:document-statistic meta:object-count="21"/>
  </office:meta>
</office:document-meta>
</file>